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26.898cm" fo:margin-left="-0.693cm" fo:margin-top="0cm" fo:margin-bottom="0cm" table:align="left" style:writing-mode="lr-tb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3.307cm"/>
    </style:style>
    <style:style style:name="Таблица1.C" style:family="table-column">
      <style:table-column-properties style:column-width="2.699cm"/>
    </style:style>
    <style:style style:name="Таблица1.D" style:family="table-column">
      <style:table-column-properties style:column-width="2.805cm"/>
    </style:style>
    <style:style style:name="Таблица1.F" style:family="table-column">
      <style:table-column-properties style:column-width="1.984cm"/>
    </style:style>
    <style:style style:name="Таблица1.G" style:family="table-column">
      <style:table-column-properties style:column-width="1.905cm"/>
    </style:style>
    <style:style style:name="Таблица1.I" style:family="table-column">
      <style:table-column-properties style:column-width="0.487cm"/>
    </style:style>
    <style:style style:name="Таблица1.R" style:family="table-column">
      <style:table-column-properties style:column-width="2.011cm"/>
    </style:style>
    <style:style style:name="Таблица1.S" style:family="table-column">
      <style:table-column-properties style:column-width="2.302cm"/>
    </style:style>
    <style:style style:name="Таблица1.1" style:family="table-row">
      <style:table-row-properties style:min-row-height="1.707cm" fo:keep-together="auto"/>
    </style:style>
    <style:style style:name="Таблица1.A1" style:family="table-cell">
      <style:table-cell-properties style:vertical-align="middle" fo:background-color="transparent" fo:padding-left="0.173cm" fo:padding-right="0.191cm" fo:padding-top="0cm" fo:padding-bottom="0cm" fo:border="1pt solid #000001">
        <style:background-image/>
      </style:table-cell-properties>
    </style:style>
    <style:style style:name="Таблица1.2" style:family="table-row">
      <style:table-row-properties style:min-row-height="2.835cm" fo:keep-together="auto"/>
    </style:style>
    <style:style style:name="Таблица1.C2" style:family="table-cell">
      <style:table-cell-properties style:vertical-align="middle" fo:background-color="transparent" fo:padding-left="0.173cm" fo:padding-right="0.191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Таблица1.I2" style:family="table-cell">
      <style:table-cell-properties style:vertical-align="middle" fo:background-color="transparent" fo:padding="0cm" fo:border-left="1pt solid #000001" fo:border-right="none" fo:border-top="1pt solid #000001" fo:border-bottom="1pt solid #000001">
        <style:background-image/>
      </style:table-cell-properties>
    </style:style>
    <style:style style:name="Таблица1.Q2" style:family="table-cell">
      <style:table-cell-properties style:vertical-align="middle" fo:background-color="transparent" fo:padding="0cm" fo:border="1pt solid #000001">
        <style:background-image/>
      </style:table-cell-properties>
    </style:style>
    <style:style style:name="Таблица1.3" style:family="table-row">
      <style:table-row-properties style:min-row-height="1.496cm" fo:keep-together="auto"/>
    </style:style>
    <style:style style:name="P1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#ffffff" style:writing-mode="lr-tb"/>
      <style:text-properties fo:color="#000000" loext:opacity="100%"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" style:family="paragraph" style:parent-style-name="Standard">
      <loext:graphic-properties draw:fill="solid" draw:fill-color="#ffffff"/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 fo:background-color="#ffffff"/>
      <style:text-properties fo:color="#000000" loext:opacity="100%"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center" style:justify-single-word="false" fo:text-indent="1.296cm" style:auto-text-indent="false" fo:background-color="#ffffff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2pt" style:letter-kerning="true" style:font-name-asian="Times New Roman2" style:font-size-asian="12pt" style:language-asian="zh" style:country-asian="CN" style:font-name-complex="Times New Roman2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Times New Roman" fo:font-size="12pt" officeooo:paragraph-rsid="00200b44" style:font-name-asian="Times New Roman2" style:font-size-asian="12pt" style:language-asian="ru" style:country-asian="RU" style:font-name-complex="Times New Roman2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363cm" fo:text-align="end" style:justify-single-word="false" fo:background-color="#ffffff"/>
      <style:text-properties fo:color="#000000" loext:opacity="100%" fo:font-size="14pt" officeooo:paragraph-rsid="001e5850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353cm" fo:background-color="#ffffff"/>
      <style:text-properties fo:color="#000000" loext:opacity="100%" fo:font-size="14pt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-0.009cm" fo:margin-top="0cm" fo:margin-bottom="0cm" style:contextual-spacing="false" style:line-height-at-least="0.353cm" fo:text-indent="0cm" style:auto-text-indent="false" fo:background-color="#ffffff"/>
      <style:text-properties fo:color="#000000" loext:opacity="100%" fo:font-size="14pt" style:font-size-asian="14pt" style:font-size-complex="14pt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fo:font-size="14pt" fo:font-weight="normal" officeooo:paragraph-rsid="001e585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4cm" fo:background-color="#ffffff"/>
      <style:text-properties fo:color="#000000" loext:opacity="100%" fo:font-size="14pt" fo:font-weight="normal" officeooo:paragraph-rsid="001e5850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Liberation Serif" fo:font-size="12pt" fo:font-weight="normal" officeooo:rsid="02653d41" officeooo:paragraph-rsid="02653d41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" fo:font-size="12pt" officeooo:rsid="001aab2e" officeooo:paragraph-rsid="0020808b" style:font-name-asian="Times New Roman" style:font-size-asian="12pt" style:font-name-complex="Times New Roman" style:font-size-complex="12pt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" fo:font-size="12pt" officeooo:rsid="001aab2e" officeooo:paragraph-rsid="003da99e" style:font-name-asian="Times New Roman" style:font-size-asian="12pt" style:font-name-complex="Times New Roman" style:font-size-complex="12pt"/>
    </style:style>
    <style:style style:name="P1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" fo:font-size="12pt" officeooo:rsid="002ceb05" officeooo:paragraph-rsid="002ceb05" style:font-name-asian="Times New Roman" style:font-size-asian="12pt" style:font-name-complex="Times New Roman" style:font-size-complex="12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erif" fo:font-size="12pt" officeooo:rsid="002ceb05" officeooo:paragraph-rsid="003da99e" style:font-name-asian="Times New Roman" style:font-size-asian="12pt" style:font-name-complex="Times New Roman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2pt" style:font-name-asian="Times New Roman2" style:font-size-asian="12pt" style:language-asian="ru" style:country-asian="RU" style:font-name-complex="Times New Roman2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2pt" officeooo:rsid="00200b44" officeooo:paragraph-rsid="00200b44" style:font-name-asian="Times New Roman2" style:font-size-asian="12pt" style:language-asian="ru" style:country-asian="RU" style:font-name-complex="Times New Roman2" style:font-size-complex="12pt" style:text-rotation-angle="0" style:text-rotation-scale="line-heigh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0pt" fo:font-weight="normal" officeooo:paragraph-rsid="0020ccdb" style:font-name-asian="Times New Roman2" style:font-size-asian="10pt" style:language-asian="ru" style:country-asian="RU" style:font-weight-asian="normal" style:font-name-complex="Times New Roman2" style:font-size-complex="10pt" style:font-weight-complex="normal" style:text-rotation-angle="0" style:text-rotation-scale="line-heigh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0pt" fo:font-weight="normal" officeooo:paragraph-rsid="0037a3ac" style:font-name-asian="Times New Roman2" style:font-size-asian="10pt" style:language-asian="ru" style:country-asian="RU" style:font-weight-asian="normal" style:font-name-complex="Times New Roman2" style:font-size-complex="10pt" style:font-weight-complex="normal" style:text-rotation-angle="0" style:text-rotation-scale="line-heigh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font-name="Liberation Serif" fo:font-size="11pt" officeooo:rsid="00200b44" officeooo:paragraph-rsid="00200b44" style:font-name-asian="Times New Roman2" style:font-size-asian="11pt" style:language-asian="ru" style:country-asian="RU" style:font-name-complex="Times New Roman2" style:font-size-complex="11pt" style:text-rotation-angle="90" style:text-rotation-scale="line-heigh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loext:opacity="100%" style:font-name="Liberation Serif" fo:font-size="11pt" officeooo:rsid="00200b44" officeooo:paragraph-rsid="00200b44" style:font-name-asian="Times New Roman2" style:font-size-asian="11pt" style:language-asian="ru" style:country-asian="RU" style:font-name-complex="Times New Roman2" style:font-size-complex="11pt" style:text-rotation-angle="90" style:text-rotation-scale="line-heigh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fo:font-style="normal" fo:font-weight="normal" officeooo:rsid="00283a0d" officeooo:paragraph-rsid="0024ee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5" style:family="paragraph" style:parent-style-name="Standard" style:master-page-name="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 style:page-number="auto"/>
      <style:text-properties style:use-window-font-color="true" loext:opacity="0%" style:font-name="Times New Roman" fo:font-size="14pt" fo:language="ru" fo:country="RU" fo:font-style="normal" fo:font-weight="normal" officeooo:rsid="00283a0d" officeooo:paragraph-rsid="00378ac1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fo:font-style="normal" fo:font-weight="normal" officeooo:rsid="00283a0d" officeooo:paragraph-rsid="00378ac1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fo:font-style="normal" fo:font-weight="normal" officeooo:rsid="00266ece" officeooo:paragraph-rsid="0024ee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5.0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style="normal" fo:font-weight="normal" officeooo:rsid="00266ece" officeooo:paragraph-rsid="00378ac1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4cm" fo:background-color="#ffffff"/>
      <style:text-properties style:use-window-font-color="true" loext:opacity="0%" style:font-name="Times New Roman" fo:font-size="14pt" fo:language="ru" fo:country="RU" fo:font-weight="bold" officeooo:rsid="003d7cfc" officeooo:paragraph-rsid="001e5850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color="#181818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3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32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378ac1"/>
    </style:style>
    <style:style style:name="P33" style:family="paragraph" style:parent-style-name="Standard">
      <style:paragraph-properties fo:margin-left="4.09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4pt" officeooo:paragraph-rsid="00378ac1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fo:language="en" fo:country="US" officeooo:rsid="00334479" officeooo:paragraph-rsid="00408eab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fo:language="en" fo:country="US" officeooo:rsid="0034aa7a" officeooo:paragraph-rsid="00408eab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officeooo:rsid="002aed7b" officeooo:paragraph-rsid="00408eab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officeooo:paragraph-rsid="00408eab"/>
    </style:style>
    <style:style style:name="T1" style:family="text">
      <style:text-properties style:font-name="Times New Roman" style:font-name-asian="Times New Roman2" style:language-asian="ru" style:country-asian="RU" style:font-name-complex="Times New Roman2"/>
    </style:style>
    <style:style style:name="T2" style:family="text">
      <style:text-properties style:font-name="Times New Roman" officeooo:rsid="001e5850" style:font-name-asian="Times New Roman2" style:language-asian="ru" style:country-asian="RU" style:font-name-complex="Times New Roman2"/>
    </style:style>
    <style:style style:name="T3" style:family="text">
      <style:text-properties style:font-name="Times New Roman" fo:language="ru" fo:country="RU" officeooo:rsid="0027587c" style:font-name-asian="Times New Roman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officeooo:rsid="003d7cfc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24ee75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en" fo:country="US" officeooo:rsid="00300845" style:font-name-asian="Times New Roman" style:language-asian="ru" style:country-asian="RU" style:font-name-complex="Times New Roman" style:language-complex="ar" style:country-complex="SA"/>
    </style:style>
    <style:style style:name="T7" style:family="text">
      <style:text-properties style:font-name="Times New Roman" fo:language="en" fo:country="US" officeooo:rsid="0030b037" style:font-name-asian="Times New Roman" style:language-asian="ru" style:country-asian="RU" style:font-name-complex="Times New Roman" style:language-complex="ar" style:country-complex="SA"/>
    </style:style>
    <style:style style:name="T8" style:family="text">
      <style:text-properties style:use-window-font-color="true" loext:opacity="0%" style:font-name="Times New Roman" fo:font-size="14pt" fo:language="ru" fo:country="RU" fo:font-style="normal" fo:font-weight="normal" officeooo:rsid="00283a0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" style:family="text">
      <style:text-properties style:use-window-font-color="true" loext:opacity="0%" style:font-name="Times New Roman" fo:font-size="14pt" fo:language="en" fo:country="US" fo:font-style="normal" fo:font-weight="normal" officeooo:rsid="004964d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" style:family="text">
      <style:text-properties style:use-window-font-color="true" loext:opacity="0%" style:font-name="Times New Roman" fo:font-size="14pt" fo:language="en" fo:country="US" fo:font-style="normal" fo:font-weight="normal" officeooo:rsid="00378ac1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style:use-window-font-color="true" loext:opacity="0%" style:font-name="Times New Roman" fo:language="ru" fo:country="RU" fo:font-style="normal" fo:font-weight="normal" officeooo:rsid="00283a0d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2" style:family="text">
      <style:text-properties style:use-window-font-color="true" loext:opacity="0%" style:font-name="Times New Roman" fo:language="en" fo:country="US" fo:font-style="normal" fo:font-weight="normal" officeooo:rsid="004964db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style:font-name="Times New Roman" fo:language="en" fo:country="US" fo:font-style="normal" fo:font-weight="normal" officeooo:rsid="00378ac1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font-name="Times New Roman" fo:language="ru" fo:country="RU" fo:font-style="normal" fo:text-shadow="none" style:text-underline-style="none" officeooo:rsid="00266ece" style:letter-kerning="true" style:font-name-asian="Times New Roman" style:language-asian="ru" style:country-asian="RU" style:font-style-asian="normal" style:font-name-complex="Times New Roman" style:language-complex="ar" style:country-complex="SA" style:text-emphasize="none"/>
    </style:style>
    <style:style style:name="T15" style:family="text">
      <style:text-properties style:text-outline="false" style:text-line-through-style="none" style:text-line-through-type="none" style:font-name="Times New Roman" fo:language="en" fo:country="US" fo:font-style="normal" fo:text-shadow="none" style:text-underline-style="none" officeooo:rsid="00300845" style:letter-kerning="true" style:font-name-asian="Times New Roman" style:language-asian="ru" style:country-asian="RU" style:font-style-asian="normal" style:font-name-complex="Times New Roman" style:language-complex="ar" style:country-complex="SA" style:text-emphasize="none"/>
    </style:style>
    <style:style style:name="T16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style:font-size-asian="14pt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officeooo:rsid="0037a3ac" style:font-size-asian="14pt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officeooo:rsid="00200b44" style:font-size-asian="14pt" style:font-style-asian="normal" style:text-emphasize="none"/>
    </style:style>
    <style:style style:name="T19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officeooo:rsid="00399e23" style:font-size-asian="14pt" style:font-style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officeooo:rsid="00200b44" style:font-style-asian="normal" style:text-emphasize="none"/>
    </style:style>
    <style:style style:name="T22" style:family="text">
      <style:text-properties fo:language="en" fo:country="US" officeooo:rsid="00321e23"/>
    </style:style>
    <style:style style:name="T23" style:family="text">
      <style:text-properties fo:language="en" fo:country="US" officeooo:rsid="0034aa7a"/>
    </style:style>
    <style:style style:name="T24" style:family="text">
      <style:text-properties fo:language="en" fo:country="US" officeooo:rsid="00356247"/>
    </style:style>
    <style:style style:name="T25" style:family="text">
      <style:text-properties fo:language="en" fo:country="US" officeooo:rsid="003601e1"/>
    </style:style>
    <style:style style:name="T26" style:family="text">
      <style:text-properties fo:language="en" fo:country="US" officeooo:rsid="003619c0"/>
    </style:style>
    <style:style style:name="T27" style:family="text">
      <style:text-properties fo:language="en" fo:country="US" officeooo:rsid="00378ac1"/>
    </style:style>
    <style:style style:name="T28" style:family="text">
      <style:text-properties fo:language="en" fo:country="US" officeooo:rsid="004964db"/>
    </style:style>
    <style:style style:name="T29" style:family="text">
      <style:text-properties style:font-name="Liberation Serif" fo:font-size="12pt" officeooo:rsid="001aab2e" style:font-name-asian="Times New Roman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, науки и молодёжной политики Нижегородской области</text:p>
      <text:p text:style-name="P3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30"/>
      <text:p text:style-name="P1">ПРОТОКОЛ</text:p>
      <text:p text:style-name="P2">ЭКЗАМЕНА (КВАЛИФИКАЦИОННОГО)</text:p>
      <text:p text:style-name="P8"><text:span text:style-name="T1">от </text:span><text:span text:style-name="T5">%</text:span><text:span text:style-name="T6">dateExam</text:span><text:span text:style-name="T5">%</text:span></text:p>
      <text:p text:style-name="P9"/>
      <text:p text:style-name="P10"><text:span text:style-name="T1">Форма проведения экзамена (квалификационного): </text:span><text:span text:style-name="T2">тестирование, решение практической профессиональной задачи</text:span></text:p>
      <text:p text:style-name="P11"><text:span text:style-name="T1">Результаты оценки профессионального модуля </text:span><text:span text:style-name="T14">%</text:span><text:span text:style-name="T15">pm</text:span><text:span text:style-name="T14">%</text:span></text:p>
      <text:p text:style-name="P12"><text:span text:style-name="T1">Специальность </text:span><text:span text:style-name="T3">%</text:span><text:span text:style-name="T6">special</text:span><text:span text:style-name="T7">Group</text:span><text:span text:style-name="T3">%</text:span></text:p>
      <text:p text:style-name="P12"><text:span text:style-name="T1">Группа </text:span><text:span text:style-name="T4">%</text:span><text:span text:style-name="T6">nameGroup</text:span><text:span text:style-name="T4">%</text:span></text:p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 table:number-columns-repeated="2"/>
        <table:table-column table:style-name="Таблица1.I" table:number-columns-repeated="9"/>
        <table:table-column table:style-name="Таблица1.R"/>
        <table:table-column table:style-name="Таблица1.S"/>
        <table:table-row table:style-name="Таблица1.1">
          <table:table-cell table:style-name="Таблица1.A1" table:number-rows-spanned="2" office:value-type="string">
            <text:p text:style-name="P4">№ п/п</text:p>
          </table:table-cell>
          <table:table-cell table:style-name="Таблица1.A1" table:number-rows-spanned="2" office:value-type="string">
            <text:p text:style-name="P5">Ф.И.О.</text:p>
            <text:p text:style-name="P5">обучающегося</text:p>
          </table:table-cell>
          <table:table-cell table:style-name="Таблица1.A1" table:number-columns-spanned="6" office:value-type="string">
            <text:p text:style-name="P5">Результаты аттестации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9" office:value-type="string">
            <text:p text:style-name="P5">Профессиональные компетен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office:value-type="string">
            <text:p text:style-name="P6">Экзамен (квалификационный)</text:p>
          </table:table-cell>
          <table:table-cell table:style-name="Таблица1.A1" table:number-rows-spanned="2" office:value-type="string">
            <text:p text:style-name="P18">Решение об освоении вида деятельности</text:p>
          </table:table-cell>
        </table:table-row>
        <table:table-row table:style-name="Таблица1.2">
          <table:covered-table-cell table:style-name="Таблица1.A1"/>
          <table:covered-table-cell table:style-name="Таблица1.A1"/>
          <table:table-cell table:style-name="Таблица1.C2" office:value-type="string">
            <text:p text:style-name="P20"><text:span text:style-name="T20">МДК 01.01 <text:s text:c="2"/></text:span><text:span text:style-name="T16">%mdk</text:span><text:span text:style-name="T17">info</text:span><text:span text:style-name="T19">01</text:span><text:span text:style-name="T16">%</text:span></text:p>
          </table:table-cell>
          <table:table-cell table:style-name="Таблица1.C2" office:value-type="string">
            <text:p text:style-name="P21"><text:span text:style-name="T20">МДК 01.0</text:span><text:span text:style-name="T21">2 <text:s/></text:span><text:span text:style-name="T18">%mdk</text:span><text:span text:style-name="T17">nfo</text:span><text:span text:style-name="T19">02</text:span><text:span text:style-name="T18">%</text:span></text:p>
          </table:table-cell>
          <table:table-cell table:style-name="Таблица1.A1" office:value-type="string">
            <text:p text:style-name="P21"><text:span text:style-name="T20">МДК 01.0</text:span><text:span text:style-name="T21">3 <text:s/></text:span><text:span text:style-name="T18">%mdk</text:span><text:span text:style-name="T17">info</text:span><text:span text:style-name="T19">03</text:span><text:span text:style-name="T18">%</text:span></text:p>
          </table:table-cell>
          <table:table-cell table:style-name="Таблица1.A1" office:value-type="string">
            <text:p text:style-name="P19">Курсовой проект</text:p>
          </table:table-cell>
          <table:table-cell table:style-name="Таблица1.A1" office:value-type="string">
            <text:p text:style-name="P19">УП.01</text:p>
          </table:table-cell>
          <table:table-cell table:style-name="Таблица1.A1" office:value-type="string">
            <text:p text:style-name="P19">ПП.01</text:p>
          </table:table-cell>
          <table:table-cell table:style-name="Таблица1.I2" office:value-type="string">
            <text:p text:style-name="P23">ПК 1.1</text:p>
          </table:table-cell>
          <table:table-cell table:style-name="Таблица1.I2" office:value-type="string">
            <text:p text:style-name="P22">ПК 1.2</text:p>
          </table:table-cell>
          <table:table-cell table:style-name="Таблица1.I2" office:value-type="string">
            <text:p text:style-name="P22">ПК 1.3</text:p>
          </table:table-cell>
          <table:table-cell table:style-name="Таблица1.I2" office:value-type="string">
            <text:p text:style-name="P22">ПК 1.4</text:p>
          </table:table-cell>
          <table:table-cell table:style-name="Таблица1.I2" office:value-type="string">
            <text:p text:style-name="P22">ПК 1.5</text:p>
          </table:table-cell>
          <table:table-cell table:style-name="Таблица1.I2" office:value-type="string">
            <text:p text:style-name="P22">ПК 1.6</text:p>
          </table:table-cell>
          <table:table-cell table:style-name="Таблица1.I2" office:value-type="string">
            <text:p text:style-name="P22">ПК 1.7</text:p>
          </table:table-cell>
          <table:table-cell table:style-name="Таблица1.I2" office:value-type="string">
            <text:p text:style-name="P22">ПК 1.8</text:p>
          </table:table-cell>
          <table:table-cell table:style-name="Таблица1.Q2" office:value-type="string">
            <text:p text:style-name="P22">ПК 1.9</text:p>
          </table:table-cell>
          <table:covered-table-cell table:style-name="Таблица1.A1"/>
          <table:covered-table-cell table:style-name="Таблица1.A1"/>
        </table:table-row>
        <table:table-row table:style-name="Таблица1.3">
          <table:table-cell table:style-name="Таблица1.I2" office:value-type="string">
            <text:p text:style-name="P4">%<text:span text:style-name="T22">id</text:span>%</text:p>
          </table:table-cell>
          <table:table-cell table:style-name="Таблица1.I2" office:value-type="string">
            <text:p text:style-name="P13">%<text:span text:style-name="T22">fio</text:span>%</text:p>
          </table:table-cell>
          <table:table-cell table:style-name="Таблица1.I2" office:value-type="string">
            <text:p text:style-name="P34"><text:span text:style-name="T29">освоен с оценкой <text:s text:c="2"/></text:span></text:p>
            <text:p text:style-name="P34"><text:span text:style-name="T29"><text:s/></text:span>%mdk01%</text:p>
          </table:table-cell>
          <table:table-cell table:style-name="Таблица1.I2" office:value-type="string">
            <text:p text:style-name="P36"><text:span text:style-name="T29">освоен с оценкой</text:span></text:p>
            <text:p text:style-name="P36"><text:span text:style-name="T29"><text:s/></text:span>%<text:span text:style-name="T23">mdk02</text:span>%</text:p>
          </table:table-cell>
          <table:table-cell table:style-name="Таблица1.I2" office:value-type="string">
            <text:p text:style-name="P35"><text:span text:style-name="T29">освоен с оценкой</text:span></text:p>
            <text:p text:style-name="P35"><text:span text:style-name="T29"><text:s/></text:span>%mdk03%</text:p>
          </table:table-cell>
          <table:table-cell table:style-name="Таблица1.I2" office:value-type="string">
            <text:p text:style-name="P37"><text:span text:style-name="T29">освоен с оценкой</text:span></text:p>
            <text:p text:style-name="P37"><text:span text:style-name="T29"><text:s/></text:span>%<text:span text:style-name="T24">kp</text:span>%</text:p>
          </table:table-cell>
          <table:table-cell table:style-name="Таблица1.I2" office:value-type="string">
            <text:p text:style-name="P37"><text:span text:style-name="T29">освоен с оценкой</text:span></text:p>
            <text:p text:style-name="P37">%<text:span text:style-name="T25">up</text:span>%</text:p>
          </table:table-cell>
          <table:table-cell table:style-name="Таблица1.I2" office:value-type="string">
            <text:p text:style-name="P37"><text:span text:style-name="T29">освоен с оценкой</text:span></text:p>
            <text:p text:style-name="P37">%<text:span text:style-name="T26">pp</text:span>%</text:p>
          </table:table-cell>
          <table:table-cell table:style-name="Таблица1.I2" office:value-type="string">
            <text:p text:style-name="P5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7">+</text:p>
          </table:table-cell>
          <table:table-cell table:style-name="Таблица1.I2" office:value-type="string">
            <text:p text:style-name="P15">освоен с оценкой</text:p>
            <text:p text:style-name="P17">%<text:span text:style-name="T27">total</text:span>%</text:p>
          </table:table-cell>
          <table:table-cell table:style-name="Таблица1.Q2" office:value-type="string">
            <text:p text:style-name="P14">освоен с оценкой</text:p>
            <text:p text:style-name="P16">%<text:span text:style-name="T27">total</text:span>%</text:p>
          </table:table-cell>
        </table:table-row>
      </table:table>
      <text:p text:style-name="P31"/>
      <text:p text:style-name="P27">Председатель комиссии:</text:p>
      <text:p text:style-name="P28">______________<text:span text:style-name="T28">%expert1%</text:span></text:p>
      <text:p text:style-name="P27"/>
      <text:p text:style-name="P24">Члены комиссии:</text:p>
      <text:p text:style-name="P25">______________<text:span text:style-name="T28">%expert</text:span><text:span text:style-name="T27">2</text:span><text:span text:style-name="T28">%</text:span></text:p>
      <text:p text:style-name="P26">______________<text:span text:style-name="T28">%expert</text:span><text:span text:style-name="T27">3</text:span><text:span text:style-name="T28">%</text:span></text:p>
      <text:p text:style-name="P32"><text:soft-page-break/><text:span text:style-name="T8">______________</text:span><text:span text:style-name="T9">%expert</text:span><text:span text:style-name="T10">4</text:span><text:span text:style-name="T9">%</text:span></text:p>
      <text:p text:style-name="P33"><text:span text:style-name="T11">______________</text:span><text:span text:style-name="T12">%expert</text:span><text:span text:style-name="T13">5</text:span><text:span text:style-name="T12">%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499cm" fo:margin-left="1.752cm" fo:margin-right="2.69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44</meta:editing-cycles>
    <meta:creation-date>2021-10-28T06:02:00</meta:creation-date>
    <dc:date>2022-06-23T09:07:56.651754392</dc:date>
    <dc:language>ru-RU</dc:language>
    <meta:editing-duration>PT3H17M5S</meta:editing-duration>
    <meta:generator>LibreOffice/7.2.6.2$Linux_X86_64 LibreOffice_project/20$Build-2</meta:generator>
    <meta:print-date>2022-03-23T17:23:02.588036320</meta:print-date>
    <meta:document-statistic meta:table-count="1" meta:image-count="0" meta:object-count="0" meta:page-count="2" meta:paragraph-count="66" meta:word-count="137" meta:character-count="1063" meta:non-whitespace-character-count="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